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8.311cm" table:align="left"/>
    </style:style>
    <style:style style:name="Таблица1.A" style:family="table-column">
      <style:table-column-properties style:column-width="0.425cm"/>
    </style:style>
    <style:style style:name="Таблица1.B" style:family="table-column">
      <style:table-column-properties style:column-width="7.886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1.275cm" table:align="left"/>
    </style:style>
    <style:style style:name="Таблица2.A" style:family="table-column">
      <style:table-column-properties style:column-width="0.425cm"/>
    </style:style>
    <style:style style:name="Таблица2.B" style:family="table-column">
      <style:table-column-properties style:column-width="10.85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4.45cm" table:align="left"/>
    </style:style>
    <style:style style:name="Таблица3.A" style:family="table-column">
      <style:table-column-properties style:column-width="0.425cm"/>
    </style:style>
    <style:style style:name="Таблица3.B" style:family="table-column">
      <style:table-column-properties style:column-width="14.025cm"/>
    </style:style>
    <style:style style:name="Таблица3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Preformatted_20_Text">
      <style:paragraph-properties fo:line-height="125%"/>
      <style:text-properties fo:color="#228b22" fo:background-color="#eeeedd"/>
    </style:style>
    <style:style style:name="P3" style:family="paragraph" style:parent-style-name="Preformatted_20_Text">
      <style:paragraph-properties fo:line-height="125%"/>
      <style:text-properties fo:background-color="#eeeedd"/>
    </style:style>
    <style:style style:name="P4" style:family="paragraph" style:parent-style-name="Preformatted_20_Text">
      <style:paragraph-properties fo:margin-top="0cm" fo:margin-bottom="0.499cm" fo:line-height="125%"/>
      <style:text-properties fo:background-color="#eeeedd"/>
    </style:style>
    <style:style style:name="P5" style:family="paragraph" style:parent-style-name="Preformatted_20_Text">
      <style:paragraph-properties fo:margin-top="0cm" fo:margin-bottom="0.499cm" fo:line-height="125%"/>
      <style:text-properties fo:color="#228b22" fo:background-color="#eeeedd"/>
    </style:style>
    <style:style style:name="P6" style:family="paragraph" style:parent-style-name="Preformatted_20_Text">
      <style:paragraph-properties fo:margin-top="0cm" fo:margin-bottom="0.499cm" fo:line-height="125%" fo:padding="0cm" fo:border="none"/>
      <style:text-properties fo:background-color="#f0f0f0"/>
    </style:style>
    <style:style style:name="P7" style:family="paragraph" style:parent-style-name="Preformatted_20_Text">
      <style:paragraph-properties fo:line-height="125%" fo:padding="0cm" fo:border="none"/>
      <style:text-properties fo:background-color="#f0f0f0"/>
    </style:style>
    <style:style style:name="P8" style:family="paragraph" style:parent-style-name="Text_20_body">
      <style:paragraph-properties fo:margin-top="0cm" fo:margin-bottom="0cm"/>
    </style:style>
    <style:style style:name="T1" style:family="text">
      <style:text-properties fo:color="#00688b"/>
    </style:style>
    <style:style style:name="T2" style:family="text">
      <style:text-properties fo:color="#cd5555"/>
    </style:style>
    <style:style style:name="T3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Как открыть удаленный доступ к PostgreSQL</text:h>
      <text:p text:style-name="Text_20_body"/>
      <text:p text:style-name="Text_20_body">Для начала надо разрешить подключения к postgre через сеть, для этого</text:p>
      <text:h text:style-name="Heading_20_5" text:outline-level="5">Код: Bash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">1</text:p>
            <text:p text:style-name="P6">2</text:p>
          </table:table-cell>
          <table:table-cell table:style-name="Таблица1.A1" office:value-type="string">
            <text:p text:style-name="P2"># В файле postgresql.conf выставляем</text:p>
            <text:p text:style-name="P4"><text:span text:style-name="T1">listen_addresses</text:span> = <text:span text:style-name="T2">'*'</text:span></text:p>
          </table:table-cell>
        </table:table-row>
      </table:table>
      <text:p text:style-name="Text_20_body">Так postgre начинает слушать соединения на любой ip адресс в системе.<text:line-break/>Создаем пользователя для администрирования.</text:p>
      <text:h text:style-name="Heading_20_5" text:outline-level="5">Код: Bash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7">1</text:p>
            <text:p text:style-name="P7">2</text:p>
            <text:p text:style-name="P7">3</text:p>
            <text:p text:style-name="P7">4</text:p>
            <text:p text:style-name="P6">5</text:p>
          </table:table-cell>
          <table:table-cell table:style-name="Таблица2.A1" office:value-type="string">
            <text:p text:style-name="P2"># Переключаемся в системного пользователя postgres</text:p>
            <text:p text:style-name="P3">su postgres</text:p>
            <text:p text:style-name="P2"># Создаем нового суперпользователя</text:p>
            <text:p text:style-name="P3">createuser -P -s postgreadmin</text:p>
            <text:p text:style-name="P5"># вводим пароль по запросу</text:p>
          </table:table-cell>
        </table:table-row>
      </table:table>
      <text:p text:style-name="Text_20_body">Следующий пункт файл pg_hba.conf</text:p>
      <text:h text:style-name="Heading_20_5" text:outline-level="5">Код: Bash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7">1</text:p>
            <text:p text:style-name="P7">2</text:p>
            <text:p text:style-name="P7">3</text:p>
            <text:p text:style-name="P7">4</text:p>
            <text:p text:style-name="P7">5</text:p>
            <text:p text:style-name="P6">6</text:p>
          </table:table-cell>
          <table:table-cell table:style-name="Таблица3.A1" office:value-type="string">
            <text:p text:style-name="P2"># hostssl - разрешаем подключение только поверх SSL</text:p>
            <text:p text:style-name="P2"># all - разрешаем подключение ко всем базам</text:p>
            <text:p text:style-name="P2"># postgreadmin - имя пользователя, которому разрешаем подключение</text:p>
            <text:p text:style-name="P2"># 0.0.0.0/0 - маска сети с которой можно подключаться</text:p>
            <text:p text:style-name="P2"># md5 - способ шифрования пароля</text:p>
            <text:p text:style-name="P4">hostssl <text:s/>all <text:s/>postgreadmin <text:s/>0.0.0.0/0 <text:s/>md5</text:p>
          </table:table-cell>
        </table:table-row>
      </table:table>
      <text:p text:style-name="P8">Рестартуем postgre и можно подключаться клиентом (например pgadmin).<text:line-break/>Не забываем выбрать тип подключения SSL.</text:p>
      <text:p text:style-name="Standard"/>
      <text:p text:style-name="Standard">еще потребуются эти либы: <text:line-break/>comerr32.dll <text:line-break/>krb5_32.dll <text:line-break/>libeay32.dll <text:line-break/>libiconv-2.dll <text:line-break/>libintl-2.dll <text:line-break/>libpq.dll <text:line-break/>ssleay32.dll </text:p>
      <text:p text:style-name="Standard"/>
      <text:p text:style-name="P1">Скопировать их в <text:span text:style-name="T3">Windows\system32 </text:span>на клиенте</text:p>
      <text:p text:style-name="P1"/>
      <text:p text:style-name="P1">В <text:span text:style-name="T3">mypath.txt </text:span>прописать <text:span text:style-name="T3">IP </text:span>сервер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5" style:display-name="Heading 5" style:family="paragraph" style:parent-style-name="Title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Mangal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15T18:52:47.75</meta:creation-date>
    <dc:date>2012-11-15T18:59:00.67</dc:date>
    <meta:editing-duration>PT6M18S</meta:editing-duration>
    <meta:editing-cycles>2</meta:editing-cycles>
    <meta:generator>OpenOffice.org/3.3$Win32 OpenOffice.org_project/330m20$Build-9567</meta:generator>
    <meta:document-statistic meta:table-count="3" meta:image-count="0" meta:object-count="0" meta:page-count="1" meta:paragraph-count="37" meta:word-count="164" meta:character-count="1099"/>
  </office:meta>
</office:document-meta>
</file>